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ctory.parse( java . io .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org . w3c . dom .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num.forInt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actory.parse( org . w3c . dom . Node node , org . apache . xmlbeans .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java . io . Reader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java . io . File file , org . apache . xmlbeans .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new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org . apache . xmlbeans . xml . stream . XMLInputStream x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newValidatingXMLInputStream( org . apache . xmlbeans . xml . stream . XMLInputStream xis , org . apache . xmlbeans .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newValidatingXMLInputStream( org . apache . xmlbeans . xml . stream . XMLInputStream x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num.forString( java . lang .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actory.parse( org . apache . xmlbeans . xml . stream . XMLInputStream xis , org . apache . xmlbeans .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java . io . InputStream 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javax . xml . stream . XMLStreamReader s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java . io . Reader r , org . apache . xmlbeans .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num.readResol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actory.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actory.parse( java . net . URL u , org . apache . xmlbeans .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java . lang . String xmlAsString , org . apache . xmlbeans .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java . io . InputStream is , org . apache . xmlbeans .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num.Enum( java . lang . String s ,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actory.parse( java . net . URL 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newInstance( org . apache . xmlbeans .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java . lang . String xmlAs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javax . xml . stream . XMLStreamReader sr , org . apache . xmlbeans .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newValue( java . lang .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